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pNullValue.setMap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est.test_no_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Test.toJSONString(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apTest.test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NullValue.get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Test.test_on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